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cc06" officeooo:paragraph-rsid="0001cc06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4fc1f" officeooo:paragraph-rsid="0004fc1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ac2f9" officeooo:paragraph-rsid="000ac2f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c234c" officeooo:paragraph-rsid="000c234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d5662" officeooo:paragraph-rsid="000d566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ee609" officeooo:paragraph-rsid="000ee60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1d823" officeooo:paragraph-rsid="0021d82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5ce5f" officeooo:paragraph-rsid="0025ce5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543dc" officeooo:paragraph-rsid="001543d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5f59d" officeooo:paragraph-rsid="0015f59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eb06e" officeooo:paragraph-rsid="001eb06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bdbbb" officeooo:paragraph-rsid="001bdbb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7ee4" officeooo:paragraph-rsid="001d7ee4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46b67" officeooo:paragraph-rsid="00246b67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492b3" officeooo:paragraph-rsid="002492b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492b3" officeooo:paragraph-rsid="00297d4e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97d4e" officeooo:paragraph-rsid="00297d4e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aefe1" officeooo:paragraph-rsid="002aefe1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bfeb7" officeooo:paragraph-rsid="002bfeb7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05b96" officeooo:paragraph-rsid="00105b96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c7f8e" officeooo:paragraph-rsid="002c7f8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dfcd1" officeooo:paragraph-rsid="002dfcd1"/>
    </style:style>
    <style:style style:name="T1" style:family="text">
      <style:text-properties style:text-position="super 58%"/>
    </style:style>
    <style:style style:name="T2" style:family="text">
      <style:text-properties officeooo:rsid="00062380"/>
    </style:style>
    <style:style style:name="T3" style:family="text">
      <style:text-properties officeooo:rsid="00105b96"/>
    </style:style>
    <style:style style:name="T4" style:family="text">
      <style:text-properties officeooo:rsid="002492b3"/>
    </style:style>
    <style:style style:name="T5" style:family="text">
      <style:text-properties officeooo:rsid="00267dfe"/>
    </style:style>
    <style:style style:name="T6" style:family="text">
      <style:text-properties officeooo:rsid="00297d4e"/>
    </style:style>
    <style:style style:name="T7" style:family="text">
      <style:text-properties officeooo:rsid="002c7f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8 </text:p>
      <text:p text:style-name="P1"/>
      <text:list xml:id="list2815224720" text:style-name="L1">
        <text:list-item>
          <text:p text:style-name="P2">Exam 2 – March 7<text:span text:style-name="T1">th</text:span> </text:p>
          <text:list>
            <text:list-item>
              <text:p text:style-name="P2">Review session is in GOS-1610, 10:10-11:05 <text:span text:style-name="T2">on Monday </text:span></text:p>
            </text:list-item>
          </text:list>
        </text:list-item>
        <text:list-item>
          <text:p text:style-name="P3">MIPS syscalls </text:p>
          <text:list>
            <text:list-item>
              <text:p text:style-name="P4">System call is just syscall </text:p>
              <text:list>
                <text:list-item>
                  <text:p text:style-name="P5">R-type instruction </text:p>
                </text:list-item>
                <text:list-item>
                  <text:p text:style-name="P6">Take value is v0</text:p>
                  <text:list>
                    <text:list-item>
                      <text:p text:style-name="P6">Tells the OS which system routine to run </text:p>
                    </text:list-item>
                    <text:list-item>
                      <text:p text:style-name="P7">4 is print_string(buf) where a0 is address of character </text:p>
                    </text:list-item>
                    <text:list-item>
                      <text:p text:style-name="P8">5 is read_int() where v0 is the integer <text:span text:style-name="T5">read in </text:span></text:p>
                    </text:list-item>
                    <text:list-item>
                      <text:p text:style-name="P9">Example:</text:p>
                      <text:list>
                        <text:list-item>
                          <text:p text:style-name="P10">comma:</text:p>
                          <text:list>
                            <text:list-item>
                              <text:p text:style-name="P9">.asciiz “,”</text:p>
                            </text:list-item>
                          </text:list>
                        </text:list-item>
                        <text:list-item>
                          <text:p text:style-name="P11">nl:</text:p>
                          <text:list>
                            <text:list-item>
                              <text:p text:style-name="P11">.asciiz “\n”</text:p>
                            </text:list-item>
                          </text:list>
                        </text:list-item>
                        <text:list-item>
                          <text:p text:style-name="P12">li $v0, 1</text:p>
                        </text:list-item>
                        <text:list-item>
                          <text:p text:style-name="P12">move $a0, $s0</text:p>
                        </text:list-item>
                        <text:list-item>
                          <text:p text:style-name="P12">syscall</text:p>
                        </text:list-item>
                        <text:list-item>
                          <text:p text:style-name="P12">li $v0, 4</text:p>
                        </text:list-item>
                        <text:list-item>
                          <text:p text:style-name="P12">la $a0, comma</text:p>
                        </text:list-item>
                        <text:list-item>
                          <text:p text:style-name="P12">syscall</text:p>
                        </text:list-item>
                        <text:list-item>
                          <text:p text:style-name="P12">li $v0, 1</text:p>
                        </text:list-item>
                        <text:list-item>
                          <text:p text:style-name="P12">move $a0, $s1</text:p>
                        </text:list-item>
                        <text:list-item>
                          <text:p text:style-name="P13">syscall</text:p>
                        </text:list-item>
                        <text:list-item>
                          <text:p text:style-name="P13">li $v0, 4</text:p>
                        </text:list-item>
                        <text:list-item>
                          <text:p text:style-name="P13">la $a0, nl</text:p>
                        </text:list-item>
                        <text:list-item>
                          <text:p text:style-name="P13">syscall</text:p>
                        </text:list-item>
                      </text:list>
                    </text:list-item>
                    <text:list-item>
                      <text:p text:style-name="P14">Read <text:span text:style-name="T4">integer </text:span>example:</text:p>
                      <text:list>
                        <text:list-item>
                          <text:p text:style-name="P14">li $v0, 5</text:p>
                        </text:list-item>
                        <text:list-item>
                          <text:p text:style-name="P14">syscall </text:p>
                        </text:list-item>
                        <text:list-item>
                          <text:p text:style-name="P14">#v0 is input value </text:p>
                        </text:list-item>
                      </text:list>
                    </text:list-item>
                    <text:list-item>
                      <text:p text:style-name="P15">Read string example:</text:p>
                      <text:list>
                        <text:list-item>
                          <text:p text:style-name="P16">.<text:span text:style-name="T6">data </text:span></text:p>
                        </text:list-item>
                        <text:list-item>
                          <text:p text:style-name="P17">buf:</text:p>
                          <text:list>
                            <text:list-item>
                              <text:p text:style-name="P16">.<text:span text:style-name="T6">space 2</text:span></text:p>
                            </text:list-item>
                          </text:list>
                        </text:list-item>
                        <text:list-item>
                          <text:p text:style-name="P18">.text</text:p>
                        </text:list-item>
                        <text:list-item>
                          <text:p text:style-name="P18">li $v0, 8</text:p>
                        </text:list-item>
                        <text:list-item>
                          <text:p text:style-name="P18">la $a0, buf</text:p>
                        </text:list-item>
                        <text:list-item>
                          <text:p text:style-name="P18">li $a1, 2</text:p>
                        </text:list-item>
                        <text:list-item>
                          <text:p text:style-name="P19">syscall </text:p>
                        </text:list-item>
                      </text:list>
                    </text:list-item>
                  </text:list>
                </text:list-item>
                <text:list-item>
                  <text:p text:style-name="P6">Work<text:span text:style-name="T3">s</text:span> like <text:span text:style-name="T3">a </text:span>function </text:p>
                  <text:list>
                    <text:list-item>
                      <text:p text:style-name="P6">Arguments go in through $a registers </text:p>
                    </text:list-item>
                    <text:list-item>
                      <text:p text:style-name="P20">Use the $v registers to return values </text:p>
                    </text:list-item>
                  </text:list>
                </text:list-item>
                <text:list-item>
                  <text:p text:style-name="P20">.<text:span text:style-name="T7">equals directive</text:span></text:p>
                  <text:list>
                    <text:list-item>
                      <text:p text:style-name="P21">sym = value </text:p>
                    </text:list-item>
                    <text:list-item>
                      <text:p text:style-name="P22">PRINT_INT = 1</text:p>
                    </text:list-item>
                    <text:list-item>
                      <text:p text:style-name="P22">PRINT_STRING = 4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3:28:51.914391499</meta:creation-date>
    <dc:date>2018-02-28T14:17:48.337990800</dc:date>
    <meta:editing-duration>PT48M42S</meta:editing-duration>
    <meta:editing-cycles>29</meta:editing-cycles>
    <meta:generator>LibreOffice/6.0.1.1$Linux_X86_64 LibreOffice_project/00m0$Build-1</meta:generator>
    <meta:document-statistic meta:table-count="0" meta:image-count="0" meta:object-count="0" meta:page-count="1" meta:paragraph-count="47" meta:word-count="192" meta:character-count="797" meta:non-whitespace-character-count="680"/>
  </office:meta>
</office:document-meta>
</file>